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automatic-styles>
    <style:style style:name="P1" style:family="paragraph" style:parent-style-name="Standard">
      <style:text-properties style:text-position="0% 100%" style:font-name="Times new roman" fo:font-size="16pt" style:text-underline-style="solid" style:text-underline-width="auto" style:text-underline-color="font-color" fo:font-weight="bold" officeooo:rsid="00147c37" officeooo:paragraph-rsid="00147c37"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text-position="0% 100%" style:font-name="Times new roman" fo:font-size="12pt" style:text-underline-style="none" fo:font-weight="normal" officeooo:rsid="00147c37" officeooo:paragraph-rsid="00147c3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text-position="0% 100%" style:font-name="Times new roman" fo:font-size="12pt" style:text-underline-style="none" fo:font-weight="normal" officeooo:rsid="0015d5e5" officeooo:paragraph-rsid="0015d5e5"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text-position="0% 100%" style:font-name="Times new roman" fo:font-size="12pt" style:text-underline-style="none" fo:font-weight="normal" officeooo:rsid="00173796" officeooo:paragraph-rsid="0017379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text-position="0% 100%" style:font-name="Times new roman" fo:font-size="12pt" style:text-underline-style="none" fo:font-weight="normal" officeooo:rsid="00177a37" officeooo:paragraph-rsid="00177a3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text-position="0% 100%" style:font-name="Times new roman" fo:font-size="12pt" style:text-underline-style="none" fo:font-weight="normal" officeooo:rsid="001986c7" officeooo:paragraph-rsid="001986c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text-position="0% 100%" style:font-name="Times new roman" fo:font-size="12pt" style:text-underline-style="none" fo:font-weight="normal" officeooo:rsid="001fa609" officeooo:paragraph-rsid="001fa6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text-position="0% 100%" style:font-name="Times new roman" fo:font-size="12pt" style:text-underline-style="none" fo:font-weight="bold" officeooo:rsid="001986c7" officeooo:paragraph-rsid="001986c7"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text-position="0% 100%" style:font-name="Times new roman" fo:font-size="12pt" style:text-underline-style="none" fo:font-weight="bold" officeooo:rsid="001fa609" officeooo:paragraph-rsid="001fa609"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text-position="0% 100%" style:font-name="Times new roman" fo:font-size="12pt" style:text-underline-style="none" fo:font-weight="bold" officeooo:rsid="002563c0" officeooo:paragraph-rsid="002563c0"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text-position="0% 100%" style:font-name="Times new roman" fo:font-size="12pt" style:text-underline-style="none" fo:font-weight="bold" officeooo:rsid="00283a4e" officeooo:paragraph-rsid="00283a4e"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text-position="0% 100%" style:font-name="Times new roman" fo:font-size="10.5pt" style:text-underline-style="none" fo:font-weight="normal" officeooo:rsid="0023f059" officeooo:paragraph-rsid="0023f059"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style:text-position="0% 100%" style:font-name="Times new roman" fo:font-size="10.5pt" style:text-underline-style="none" fo:font-weight="bold" officeooo:rsid="0023f059" officeooo:paragraph-rsid="0023f059" style:font-size-asian="10.5pt" style:font-weight-asian="bold" style:font-size-complex="10.5pt" style:font-weight-complex="bold"/>
    </style:style>
    <style:style style:name="P14" style:family="paragraph" style:parent-style-name="Standard">
      <style:paragraph-properties fo:text-align="start" style:justify-single-word="false"/>
      <style:text-properties style:text-position="0% 100%" style:font-name="Times new roman" fo:font-size="10.5pt" style:text-underline-style="none" fo:font-weight="bold" officeooo:rsid="0024627c" officeooo:paragraph-rsid="0024627c"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text-position="0% 100%" style:font-name="Times new roman" fo:font-size="10.5pt" style:text-underline-style="none" fo:font-weight="bold" officeooo:rsid="002e4392" officeooo:paragraph-rsid="002e4392" style:font-size-asian="10.5pt" style:font-weight-asian="bold" style:font-size-complex="10.5pt" style:font-weight-complex="bold"/>
    </style:style>
    <style:style style:name="T1" style:family="text">
      <style:text-properties officeooo:rsid="0018d558"/>
    </style:style>
    <style:style style:name="T2" style:family="text">
      <style:text-properties officeooo:rsid="001ad4ba"/>
    </style:style>
    <style:style style:name="T3" style:family="text">
      <style:text-properties officeooo:rsid="001c5c30"/>
    </style:style>
    <style:style style:name="T4" style:family="text">
      <style:text-properties officeooo:rsid="001d4d88"/>
    </style:style>
    <style:style style:name="T5" style:family="text">
      <style:text-properties officeooo:rsid="001eb627"/>
    </style:style>
    <style:style style:name="T6" style:family="text">
      <style:text-properties officeooo:rsid="002136f3"/>
    </style:style>
    <style:style style:name="T7" style:family="text">
      <style:text-properties officeooo:rsid="0021fe08"/>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623e3" style:font-weight-asian="normal" style:font-weight-complex="normal"/>
    </style:style>
    <style:style style:name="T11" style:family="text">
      <style:text-properties fo:font-weight="normal" officeooo:rsid="00267b40" style:font-weight-asian="normal" style:font-weight-complex="normal"/>
    </style:style>
    <style:style style:name="T12" style:family="text">
      <style:text-properties fo:font-weight="normal" officeooo:rsid="002f5465" style:font-weight-asian="normal" style:font-weight-complex="normal"/>
    </style:style>
    <style:style style:name="T13" style:family="text">
      <style:text-properties fo:font-weight="normal" officeooo:rsid="0030da45" style:font-weight-asian="normal" style:font-weight-complex="normal"/>
    </style:style>
    <style:style style:name="T14" style:family="text">
      <style:text-properties fo:font-weight="normal" officeooo:rsid="0035ae4f" style:font-weight-asian="normal" style:font-weight-complex="normal"/>
    </style:style>
    <style:style style:name="T15" style:family="text">
      <style:text-properties fo:font-weight="normal" officeooo:rsid="003653b1" style:font-weight-asian="normal" style:font-weight-complex="normal"/>
    </style:style>
    <style:style style:name="T16" style:family="text">
      <style:text-properties fo:font-weight="normal" officeooo:rsid="00378445" style:font-weight-asian="normal" style:font-weight-complex="normal"/>
    </style:style>
    <style:style style:name="T17" style:family="text">
      <style:text-properties fo:font-weight="normal" officeooo:rsid="00403462" style:font-weight-asian="normal" style:font-weight-complex="normal"/>
    </style:style>
    <style:style style:name="T18" style:family="text">
      <style:text-properties officeooo:rsid="002ccad8"/>
    </style:style>
    <style:style style:name="T19" style:family="text">
      <style:text-properties officeooo:rsid="003eba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ment proposal for phase – 1.5</text:p>
      <text:p text:style-name="P1"/>
      <text:p text:style-name="P2">As per the discussion of the current state of the web and mobile application interface and functionalities, below mentioned features needs to be added to make the websapp and mobile application more useful and feature rich. </text:p>
      <text:p text:style-name="P2"/>
      <text:p text:style-name="P3">1. Redesign the webapp login UI.</text:p>
      <text:p text:style-name="P3">2. Redesign the Application Login UI.</text:p>
      <text:p text:style-name="P3">3. Add manual(Dev. Only ) authentication control system for data sharing amongst different user accounts.</text:p>
      <text:p text:style-name="P3">4. Implement the authentication system both on web and mobile application.</text:p>
      <text:p text:style-name="P3">5. Development of additional application interfaces for content<text:span text:style-name="T18">(Video, Map, Photos)</text:span> browsing both on web and android application.</text:p>
      <text:p text:style-name="P4">6. Responsive and mobile friendly design and user experience for web application.</text:p>
      <text:p text:style-name="P4">7. Data collection, modification, content management for web and mobile application.</text:p>
      <text:p text:style-name="P5">8. Application deployment <text:span text:style-name="T1">on deployment platform.</text:span></text:p>
      <text:p text:style-name="P5"/>
      <text:p text:style-name="P8">N.B.</text:p>
      <text:p text:style-name="P6">Above mentioned modifications, feature implementations and deployemnts will be developed for this phase only <text:span text:style-name="T3">according to the discussions and the </text:span><text:span text:style-name="T4">current phase </text:span><text:span text:style-name="T3">requirements</text:span>. <text:span text:style-name="T5">Further feature/functionalities will cost additional charges and may be a subject for the phase 2 development for both the web and mobile application for this project only.</text:span> Although it’ll be kept in mind for future features developent while using the development technologie<text:span text:style-name="T2">s. </text:span></text:p>
      <text:p text:style-name="P6"/>
      <text:p text:style-name="P9">Requirements of this phase: </text:p>
      <text:p text:style-name="P7">According to the discussion, above mentioned featuers are derived based on the ideas that were drawn to notepad. I’ve tried to show them in a bit visually appealing way <text:s/><text:span text:style-name="T7">in the attachment</text:span> <text:span text:style-name="T7">s</text:span>o that you get the clear idea before moving on or closing the deal. <text:span text:style-name="T6">Please see the pictures below carefully and let me know if there’s any adjustments needed and figures of the web and mobile application complies with the featurelist mentioned above. </text:span></text:p>
      <text:p text:style-name="P11">Please see the attachment – UI-UX concept.pdf</text:p>
      <text:p text:style-name="P7"/>
      <text:p text:style-name="P12"><text:span text:style-name="T8">Approximate cost for these development: </text:span>45,000 BDT. </text:p>
      <text:p text:style-name="P12"><text:span text:style-name="T8">Approximate duration of delivery: </text:span>10 days from the payment. ( 5 days webapp + 5 days mobile app. ) </text:p>
      <text:p text:style-name="P13">Approximated delay for delivery af<text:span text:style-name="T19">ter</text:span> 10 days is 5 days for special/accidental cases. </text:p>
      <text:p text:style-name="P14">Advance payment: <text:span text:style-name="T9">70% remuneration is to be paid before initiation of the </text:span><text:span text:style-name="T17">development</text:span><text:span text:style-name="T9"> and other 30% payment will be received after delivery of this phase for this project.</text:span></text:p>
      <text:p text:style-name="P15">Maintanance &amp; service: <text:span text:style-name="T9">After the development period is done, necessary services, </text:span><text:span text:style-name="T15">maintenance, troubleshoot</text:span><text:span text:style-name="T9"> to run the web and mobile applications will be provided. Any feature/functionalities developmet is a subject for further discussion. </text:span><text:span text:style-name="T12">3 months of </text:span><text:span text:style-name="T16">regular</text:span><text:span text:style-name="T12"> </text:span><text:span text:style-name="T14">support</text:span><text:span text:style-name="T12"> will be provided from the delivery date. </text:span><text:span text:style-name="T13">Extending service period and other matters should be discussed. </text:span></text:p>
      <text:p text:style-name="P7"/>
      <text:p text:style-name="P7"/>
      <text:p text:style-name="P10">N.B. <text:span text:style-name="T9">The first priority will be set for the web application and the mobile application will be developed simultinously as the time goes during development period. </text:span><text:span text:style-name="T10">1 Week delivery is not promised but will be a goal to achieve for this development phase </text:span><text:span text:style-name="T11">for this project. </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9:34:13.416993349</meta:creation-date>
    <dc:date>2024-04-17T20:39:49.944056097</dc:date>
    <meta:editing-duration>PT1H5M23S</meta:editing-duration>
    <meta:editing-cycles>32</meta:editing-cycles>
    <meta:generator>LibreOffice/24.2.0.3$Linux_X86_64 LibreOffice_project/420$Build-3</meta:generator>
    <meta:print-date>2024-04-17T20:39:12.248954530</meta:print-date>
    <meta:printed-by>PDF files</meta:printed-by>
    <meta:document-statistic meta:table-count="0" meta:image-count="0" meta:object-count="0" meta:page-count="1" meta:paragraph-count="21" meta:word-count="442" meta:character-count="2869" meta:non-whitespace-character-count="2436"/>
  </office:meta>
</office:document-meta>
</file>